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AR JULIAN" svg:font-family="'AR JULIAN'" style:font-pitch="variable"/>
    <style:font-face style:name="Cambria" svg:font-family="Cambria" style:font-family-generic="roman" style:font-pitch="variable"/>
    <style:font-face style:name="Constantia" svg:font-family="Constantia" style:font-family-generic="roman" style:font-pitch="variable"/>
    <style:font-face style:name="Times New Roman" svg:font-family="'Times New Roman'" style:font-family-generic="roman" style:font-pitch="variable"/>
    <style:font-face style:name="Arabic Typesetting" svg:font-family="'Arabic Typesetting'" style:font-family-generic="script" style:font-pitch="variable"/>
    <style:font-face style:name="Script" svg:font-family="Script" style:font-family-generic="script" style:font-pitch="variable"/>
    <style:font-face style:name="Arial" svg:font-family="Arial" style:font-family-generic="swiss" style:font-pitch="variable"/>
    <style:font-face style:name="BrowalliaUPC" svg:font-family="BrowalliaUPC" style:font-family-generic="swiss" style:font-pitch="variable"/>
    <style:font-face style:name="David" svg:font-family="David" style:font-family-generic="swiss" style:font-pitch="variable"/>
    <style:font-face style:name="Microsoft Sans Serif" svg:font-family="'Microsoft Sans Serif'" style:font-family-generic="swiss" style:font-pitch="variable"/>
    <style:font-face style:name="Shonar Bangla" svg:font-family="'Shonar Bangla'" style:font-family-generic="swiss" style:font-pitch="variable"/>
    <style:font-face style:name="Tunga" svg:font-family="Tunga" style:font-family-generic="swiss" style:font-pitch="variable"/>
    <style:font-face style:name="Utsaah" svg:font-family="Utsaah" style:font-family-generic="swiss" style:font-pitch="variable"/>
    <style:font-face style:name="Verdana" svg:font-family="Verdana" style:font-family-generic="swiss" style:font-pitch="variable"/>
    <style:font-face style:name="Vrinda" svg:font-family="Vrind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Cambria" fo:font-size="15pt" fo:font-weight="bold" style:font-size-asian="15pt" style:font-weight-asian="bold" style:font-size-complex="15pt" style:font-weight-complex="bold"/>
    </style:style>
    <style:style style:name="P2" style:family="paragraph" style:parent-style-name="Standard">
      <style:paragraph-properties fo:text-align="justify" style:justify-single-word="false"/>
      <style:text-properties style:font-name="Cambria"/>
    </style:style>
    <style:style style:name="P3" style:family="paragraph" style:parent-style-name="Standard" style:list-style-name="L1">
      <style:paragraph-properties fo:text-align="justify" style:justify-single-word="false"/>
      <style:text-properties style:font-name="Cambria"/>
    </style:style>
    <style:style style:name="P4" style:family="paragraph" style:parent-style-name="Standard">
      <style:paragraph-properties fo:text-align="justify" style:justify-single-word="false"/>
      <style:text-properties style:font-name="Cambria" fo:font-size="12pt" style:font-size-asian="10.5pt" style:font-size-complex="12pt"/>
    </style:style>
    <style:style style:name="P5" style:family="paragraph" style:parent-style-name="Standard">
      <style:paragraph-properties fo:text-align="justify" style:justify-single-word="false" fo:background-color="#9fd7f6">
        <style:background-image/>
      </style:paragraph-properties>
      <style:text-properties style:font-name="Cambria" fo:font-size="15pt" fo:font-weight="bold" style:font-size-asian="15pt" style:font-weight-asian="bold" style:font-size-complex="15pt" style:font-weight-complex="bold"/>
    </style:style>
    <style:style style:name="P6" style:family="paragraph" style:parent-style-name="Standard">
      <style:paragraph-properties fo:text-align="justify" style:justify-single-word="false" fo:background-color="#83caff">
        <style:background-image/>
      </style:paragraph-properties>
      <style:text-properties style:font-name="Cambria" fo:font-size="15pt" fo:font-weight="bold" style:font-size-asian="15pt" style:font-weight-asian="bold" style:font-size-complex="15pt" style:font-weight-complex="bold"/>
    </style:style>
    <style:style style:name="P7" style:family="paragraph" style:parent-style-name="Standard">
      <style:paragraph-properties fo:text-align="justify" style:justify-single-word="false" fo:background-color="#83caff" style:shadow="none">
        <style:background-image/>
      </style:paragraph-properties>
      <style:text-properties style:font-name="Cambria" fo:font-size="15pt" fo:font-weight="bold" style:font-size-asian="15pt" style:font-weight-asian="bold" style:font-size-complex="15pt" style:font-weight-complex="bold"/>
    </style:style>
    <style:style style:name="P8" style:family="paragraph" style:parent-style-name="Standard">
      <style:paragraph-properties fo:text-align="justify" style:justify-single-word="false" fo:break-before="page" fo:background-color="#83caff">
        <style:background-image/>
      </style:paragraph-properties>
      <style:text-properties style:font-name="Cambria" fo:font-size="15pt" fo:font-weight="bold" style:font-size-asian="15pt" style:font-weight-asian="bold" style:font-size-complex="15pt" style:font-weight-complex="bold"/>
    </style:style>
    <style:style style:name="T1" style:family="text">
      <style:text-properties style:font-name="Cambria"/>
    </style:style>
    <style:style style:name="T2" style:family="text">
      <style:text-properties fo:background-color="transparen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KTUELLER STAND</text:p>
      <text:p text:style-name="P1"/>
      <text:p text:style-name="P2">Die Gruppe befindet sich in der Stadt <text:span text:style-name="T2">REIFENGRAF</text:span>.</text:p>
      <text:p text:style-name="P2">Gareth hat seinem Gegner beim Turm-Qualifikationsspiel ein Spielbrett abgekauft, das er für ein Artefaktteil hält.</text:p>
      <text:p text:style-name="P2"/>
      <text:p text:style-name="P6">MOTIVATION</text:p>
      <text:p text:style-name="P2"/>
      <text:p text:style-name="P2">Reise nach Südosten, wo der Freimagier gerade die Reiche aufmischt, dort Hank Heathershaw finden und überzeugen ihnen zu helfen.</text:p>
      <text:p text:style-name="P2"/>
      <text:p text:style-name="P6">FREIMAGIER</text:p>
      <text:p text:style-name="P4"/>
      <text:p text:style-name="P4">Der Freimagier basiert auf Django und dem Rattenpack.</text:p>
      <text:p text:style-name="P4">Django ist im Südosten mit den Rattenpack viel umhergereist und ist per Zufall auf einen Mitarbeiter der Kontrolle geraten. Er konnte diesen überwältigen und hat so umfangreiche Kenntnisse über die Kontrolle erlangt. </text:p>
      <text:p text:style-name="P4">Django gelang es dadurch seinen Techlevel zu steigern und Zugriff auf das Netz zu erlangen, was ihn zu einem der mächtigsten Magier macht.</text:p>
      <text:p text:style-name="P4">Seine Motivation ist es nach Karant zu gelangen, da er dort die Zentrale der Kontrolle vermutet. Er will noch mehr Macht erlangen und Revelation verlassen.</text:p>
      <text:p text:style-name="P4">Django hat keine Kenntnisse über das Schicksal, den Rufer oder über die wahren Hintergründe des Krieges gegen Gott.</text:p>
      <text:p text:style-name="P4"/>
      <text:p text:style-name="P6">Hank Heathershaw </text:p>
      <text:p text:style-name="P2"/>
      <text:p text:style-name="P2">Hank hat sich dem Rattenpack angeschlossen und zur rechten Hand von Django angeschlossen. </text:p>
      <text:p text:style-name="P2">Er plant mittels Django an den Baron 14 ranzukommen und diesen aus dem Exil zu befreien. </text:p>
      <text:p text:style-name="P2"/>
      <text:p text:style-name="P2"/>
      <text:p text:style-name="P8">REISE PER PORTAL</text:p>
      <text:p text:style-name="P2"/>
      <text:p text:style-name="P2">Die Gruppe kann per Portal reisen, wird dann allerdings in einen Hinterhalt geraten und von einer Schar Weißer Ritter empfangen. </text:p>
      <text:p text:style-name="P2">Gute Chancen für die Gruppe diesen Kampf zu gewinnen, da die Ritter überrascht werden, dass da aufeinmal Schicksalsträger auftauchen die vor 500 Jahren quasi verschwanden. </text:p>
      <text:p text:style-name="P2"/>
      <text:p text:style-name="P6">SPIELFIGURENSET</text:p>
      <text:p text:style-name="P2"/>
      <text:p text:style-name="P2">Ein Mann, der sich als Cousin des Spielers ausgibt wird Garet ein Spielfigurenset anbieten. Er wird vorgeben, dass es sich um ein Familienerbe handelt und er die Figuren geerbt hat.</text:p>
      <text:p text:style-name="P2">Die Figuren sind nicht Teil des Artefakts.</text:p>
      <text:p text:style-name="P2">Nachforschungen ergeben, dass der Spieler keinen Cousin hat.</text:p>
      <text:p text:style-name="P2">Dieser Mann wurde allerdings nur vorgeschickt. Im Hintergrund agiert ein Kundschafter der Weißen-Ritter-Fraktion, der nach Schickssalsträgern Ausschau hält und die Gruppe schon länger beobachtet. Ziel ist es so eine Wanze bei der Gruppe zu platzieren. </text:p>
      <text:p text:style-name="P2">Wenn die Gruppe ihn überwältigt, dann wird er nicht von Nutzen sein. Informationen wird er nicht ausspucken.</text:p>
      <text:p text:style-name="P2">Der Kundschafter ist nicht informiert und auch nicht übermässig ausgestattet. Er kann der Gruppe keine Informationen liefern, außer</text:p>
      <text:list xml:id="list37691239" text:style-name="L1">
        <text:list-item>
          <text:p text:style-name="P3">dass er für diese Typen nach Schicksalträgern Ausschau halten soll,</text:p>
        </text:list-item>
        <text:list-item>
          <text:p text:style-name="P3">dass es nicht viele wie ihn gibt,</text:p>
        </text:list-item>
      </text:list>
      <text:p text:style-name="P2">Sollte die Gruppe ihn foltern, wird er auf unerklärliche Weise beim Verhör sterben.</text:p>
      <text:p text:style-name="P2"/>
      <text:p text:style-name="P7">DIE WEIßE RITTER FRAKTION</text:p>
      <text:p text:style-name="P2"/>
      <text:p text:style-name="P2">Sie wissen um den wahren Hintergrund des Kriegs gegen Gott.</text:p>
      <text:p text:style-name="P2">Sind eine ähnlich mächtige Fraktion wie die Kontrolle.</text:p>
      <text:p text:style-name="P2">Wollen die Schickssalsträger in ihre Fänge bekommen, die am Schluss überbleiben. </text:p>
      <text:p text:style-name="P2">Sie wissen, dass sie nicht einfach alle Schickssalsträger einkassieren können, und dass die Schickssalsträger freiwillig kooperieren müssen.</text:p>
      <text:p text:style-name="P2">Sind in dem ganzen Universum verstreut und haben Revelation aktuell nicht im Fokus.</text:p>
      <text:p text:style-name="P2"/>
      <text:p text:style-name="P8">REISE NACH SÜDOSTEN</text:p>
      <text:p text:style-name="P2"/>
      <text:p text:style-name="P2">Portal -&gt; Weiße Ritter Fraktion</text:p>
      <text:p text:style-name="P2">Karawane anschließen</text:p>
      <text:p text:style-name="P2">Fliegen</text:p>
      <text:p text:style-name="P2">Anderen Söldnern anschließen</text:p>
      <text:p text:style-name="P2"/>
      <text:p text:style-name="P2">Patroulie 1: Wird die Gruppe filzen und ärgern, aber sonst nicht weiter belästigen. Geben Hinweise wie sich als Söldner dem Krieg anschließen.</text:p>
      <text:p text:style-name="P2"/>
      <text:p text:style-name="P2">Patroulie 2: Wird die Gruppe nur gegen Bares wieder laufen lassen und massiv angehen. </text:p>
      <text:p text:style-name="P2"/>
      <text:p text:style-name="P2">Beobachten, wie eine kleine Streitmacht ein Dorf plattmacht.</text:p>
      <text:p text:style-name="P2">Helfen sie den Bewohnern oder halten sie sich zurück oder machen sie gar mit?</text:p>
      <text:p text:style-name="P2"/>
      <text:p text:style-name="P2">Andere Söldner: Werden sich als echte Ekelpakete herausstellen, die die Kriegsgebiete als Gelegenheit zum Plündern und Rauben und Vergewaltigen sehen.</text:p>
      <text:p text:style-name="P2"/>
      <text:p text:style-name="P2">Andere Söldner: Kommen sich untereinander in die Haare, weil beispielsweise einer nicht mitvergewaltigen will. </text:p>
      <text:p text:style-name="P2"/>
      <text:p text:style-name="P2">Armeelager : Es wird auch abtrünnige Einheiten geben, die bei dem Abschlachten von Zivilisten nicht mitmachen wollen. </text:p>
      <text:p text:style-name="P2"/>
      <text:p text:style-name="P2">Sie werden feststellen, dass vielerorts die Rohstoffe geplündert werden oder dass viele Museen und ähnliches ausgeraubt werden, alles mit dem Ziel nach Südosten. </text:p>
      <text:p text:style-name="P2">Sie können (falls sie es wollen) herausfinden, dass der Freimagier anscheinend irgendwas in seinem Reich aufbauen will ne Art von Fabrik etc und dass er anscheinend auch in den eroberten Gebieten nach Artefakten und ähnlichem Ausschau hält.</text:p>
      <text:p text:style-name="P2"/>
      <text:p text:style-name="P2">Der Freimagier sammelt mit Vorliebe Erze, Hölzer, Waffen aller Art, lässt aber auch Bibliotheken und ähnliches nach bestimmten Büchern absuche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AR JULIAN" svg:font-family="'AR JULIAN'" style:font-pitch="variable"/>
    <style:font-face style:name="Cambria" svg:font-family="Cambria" style:font-family-generic="roman" style:font-pitch="variable"/>
    <style:font-face style:name="Constantia" svg:font-family="Constantia" style:font-family-generic="roman" style:font-pitch="variable"/>
    <style:font-face style:name="Times New Roman" svg:font-family="'Times New Roman'" style:font-family-generic="roman" style:font-pitch="variable"/>
    <style:font-face style:name="Arabic Typesetting" svg:font-family="'Arabic Typesetting'" style:font-family-generic="script" style:font-pitch="variable"/>
    <style:font-face style:name="Script" svg:font-family="Script" style:font-family-generic="script" style:font-pitch="variable"/>
    <style:font-face style:name="Arial" svg:font-family="Arial" style:font-family-generic="swiss" style:font-pitch="variable"/>
    <style:font-face style:name="BrowalliaUPC" svg:font-family="BrowalliaUPC" style:font-family-generic="swiss" style:font-pitch="variable"/>
    <style:font-face style:name="David" svg:font-family="David" style:font-family-generic="swiss" style:font-pitch="variable"/>
    <style:font-face style:name="Microsoft Sans Serif" svg:font-family="'Microsoft Sans Serif'" style:font-family-generic="swiss" style:font-pitch="variable"/>
    <style:font-face style:name="Shonar Bangla" svg:font-family="'Shonar Bangla'" style:font-family-generic="swiss" style:font-pitch="variable"/>
    <style:font-face style:name="Tunga" svg:font-family="Tunga" style:font-family-generic="swiss" style:font-pitch="variable"/>
    <style:font-face style:name="Utsaah" svg:font-family="Utsaah" style:font-family-generic="swiss" style:font-pitch="variable"/>
    <style:font-face style:name="Verdana" svg:font-family="Verdana" style:font-family-generic="swiss" style:font-pitch="variable"/>
    <style:font-face style:name="Vrinda" svg:font-family="Vrind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7.9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57M31S</meta:editing-duration>
    <meta:editing-cycles>6</meta:editing-cycles>
    <meta:generator>LibreOffice/3.3$Win32 LibreOffice_project/330m19$Build-6</meta:generator>
    <dc:date>2011-05-15T18:15:40.54</dc:date>
    <meta:print-date>2011-05-15T18:10:31.97</meta:print-date>
    <meta:document-statistic meta:table-count="0" meta:image-count="0" meta:object-count="0" meta:page-count="3" meta:paragraph-count="48" meta:word-count="645" meta:character-count="4330"/>
    <meta:user-defined meta:name="Info 1"/>
    <meta:user-defined meta:name="Info 2"/>
    <meta:user-defined meta:name="Info 3"/>
    <meta:user-defined meta:name="Info 4"/>
  </office:meta>
</office:document-meta>
</file>